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22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.3 tuntia" calcext:value-type="string">
            <text:p>14.3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ja expressin saisi toimimaan halutulla tavalla, tein muutaman tutoriaalin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ovutin hienomman reactin suhteen ja päädyin käyttämään express-react-viewsi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vähän lisää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, mutten ole ihan varma mitä pitäisi tai on järkevää testata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iten mockgoosea voisi käyttää supertestin expressin kanssa mutten löytänyt tapaa joka olisi helppo lisätä sovellukseen, koska mongoose-yhteys luodaan app.js:n sisällä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 saanut mockgoosea toimimaan joten päädyin käyttämään testeille erillistä mongoosetietokantaa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 supertestill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4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 tuntia" calcext:value-type="string">
            <text:p>14 tuntia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visi mitä tarkoittaa express-react-viewsin ‘It renders static markup and does not support mounting those views on the client.’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hdoin express-react-engine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react-enginekään ei toiminu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float" office:value="25.5" calcext:value-type="float">
            <text:p>25.5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Default" office:value-type="string" calcext:value-type="string">
            <text:p>Säädin sivun toimivaks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enosäädin sivun ulkonäköä ja koodin laatu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äyttöliittymän hienosäätöä, kokeilin mm. spread operaattoria joka ei kuitenkaan tuntunut toimivan mongoose objektei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lisää vaihtamalla funktiokutsuista (props):it ({ param1, … }):eiksi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sivun joka näytetään jos mitään näytettävää ei ole vielä lisät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5:14:07.59896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6T23:11:14.406499683</dc:date>
    <meta:editing-duration>PT18H44M25S</meta:editing-duration>
    <meta:editing-cycles>109</meta:editing-cycles>
    <meta:document-statistic meta:table-count="2" meta:cell-count="132" meta:object-count="0"/>
  </office:meta>
</office:document-meta>
</file>